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1530770" calcext:value-type="float">
            <text:p>1530770</text:p>
          </table:table-cell>
          <table:table-cell table:formula="of:= [.A1]/1000000" office:value-type="float" office:value="1.53077" calcext:value-type="float">
            <text:p>1.53077</text:p>
          </table:table-cell>
          <table:table-cell/>
          <table:table-cell office:value-type="string" calcext:value-type="string">
            <text:p>Num of Pub</text:p>
          </table:table-cell>
          <table:table-cell table:style-name="ce1"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1604098" calcext:value-type="float">
            <text:p>1604098</text:p>
          </table:table-cell>
          <table:table-cell table:formula="of:= [.A2]/1000000" office:value-type="float" office:value="1.604098" calcext:value-type="float">
            <text:p>1.604098</text:p>
          </table:table-cell>
          <table:table-cell table:number-columns-repeated="3"/>
        </table:table-row>
        <table:table-row table:style-name="ro1">
          <table:table-cell office:value-type="float" office:value="1561486" calcext:value-type="float">
            <text:p>1561486</text:p>
          </table:table-cell>
          <table:table-cell table:formula="of:= [.A3]/1000000" office:value-type="float" office:value="1.561486" calcext:value-type="float">
            <text:p>1.561486</text:p>
          </table:table-cell>
          <table:table-cell/>
          <table:table-cell office:value-type="string" calcext:value-type="string">
            <text:p>Variance</text:p>
          </table:table-cell>
          <table:table-cell table:formula="of:=VAR([.B1:.B12])" office:value-type="float" office:value="0.000625007265878788" calcext:value-type="float">
            <text:p>0.000625007265879</text:p>
          </table:table-cell>
        </table:table-row>
        <table:table-row table:style-name="ro1">
          <table:table-cell office:value-type="float" office:value="1568081" calcext:value-type="float">
            <text:p>1568081</text:p>
          </table:table-cell>
          <table:table-cell table:formula="of:= [.A4]/1000000" office:value-type="float" office:value="1.568081" calcext:value-type="float">
            <text:p>1.568081</text:p>
          </table:table-cell>
          <table:table-cell/>
          <table:table-cell office:value-type="string" calcext:value-type="string">
            <text:p>Standard Dev</text:p>
          </table:table-cell>
          <table:table-cell table:formula="of:=STDEV([.B1:.B12])" office:value-type="float" office:value="0.0250001453171534" calcext:value-type="float">
            <text:p>0.025000145317154</text:p>
          </table:table-cell>
        </table:table-row>
        <table:table-row table:style-name="ro1">
          <table:table-cell office:value-type="float" office:value="1578179" calcext:value-type="float">
            <text:p>1578179</text:p>
          </table:table-cell>
          <table:table-cell table:formula="of:= [.A5]/1000000" office:value-type="float" office:value="1.578179" calcext:value-type="float">
            <text:p>1.578179</text:p>
          </table:table-cell>
          <table:table-cell/>
          <table:table-cell office:value-type="string" calcext:value-type="string">
            <text:p>Mean</text:p>
          </table:table-cell>
          <table:table-cell table:formula="of:=AVERAGE([.B1:.B12])" office:value-type="float" office:value="1.55835133333333" calcext:value-type="float">
            <text:p>1.55835133333333</text:p>
          </table:table-cell>
        </table:table-row>
        <table:table-row table:style-name="ro1">
          <table:table-cell office:value-type="float" office:value="1553034" calcext:value-type="float">
            <text:p>1553034</text:p>
          </table:table-cell>
          <table:table-cell table:formula="of:= [.A6]/1000000" office:value-type="float" office:value="1.553034" calcext:value-type="float">
            <text:p>1.553034</text:p>
          </table:table-cell>
          <table:table-cell table:number-columns-repeated="3"/>
        </table:table-row>
        <table:table-row table:style-name="ro1">
          <table:table-cell office:value-type="float" office:value="1525242" calcext:value-type="float">
            <text:p>1525242</text:p>
          </table:table-cell>
          <table:table-cell table:formula="of:= [.A7]/1000000" office:value-type="float" office:value="1.525242" calcext:value-type="float">
            <text:p>1.525242</text:p>
          </table:table-cell>
          <table:table-cell table:number-columns-repeated="3"/>
        </table:table-row>
        <table:table-row table:style-name="ro1">
          <table:table-cell office:value-type="float" office:value="1515077" calcext:value-type="float">
            <text:p>1515077</text:p>
          </table:table-cell>
          <table:table-cell table:formula="of:= [.A8]/1000000" office:value-type="float" office:value="1.515077" calcext:value-type="float">
            <text:p>1.515077</text:p>
          </table:table-cell>
          <table:table-cell table:number-columns-repeated="3"/>
        </table:table-row>
        <table:table-row table:style-name="ro1">
          <table:table-cell office:value-type="float" office:value="1560980" calcext:value-type="float">
            <text:p>1560980</text:p>
          </table:table-cell>
          <table:table-cell table:formula="of:= [.A9]/1000000" office:value-type="float" office:value="1.56098" calcext:value-type="float">
            <text:p>1.56098</text:p>
          </table:table-cell>
          <table:table-cell table:number-columns-repeated="3"/>
        </table:table-row>
        <table:table-row table:style-name="ro1">
          <table:table-cell office:value-type="float" office:value="1580771" calcext:value-type="float">
            <text:p>1580771</text:p>
          </table:table-cell>
          <table:table-cell table:formula="of:= [.A10]/1000000" office:value-type="float" office:value="1.580771" calcext:value-type="float">
            <text:p>1.580771</text:p>
          </table:table-cell>
          <table:table-cell table:number-columns-repeated="3"/>
        </table:table-row>
        <table:table-row table:style-name="ro1">
          <table:table-cell office:value-type="float" office:value="1560775" calcext:value-type="float">
            <text:p>1560775</text:p>
          </table:table-cell>
          <table:table-cell table:formula="of:= [.A11]/1000000" office:value-type="float" office:value="1.560775" calcext:value-type="float">
            <text:p>1.560775</text:p>
          </table:table-cell>
          <table:table-cell table:number-columns-repeated="3"/>
        </table:table-row>
        <table:table-row table:style-name="ro1">
          <table:table-cell office:value-type="float" office:value="1561723" calcext:value-type="float">
            <text:p>1561723</text:p>
          </table:table-cell>
          <table:table-cell table:formula="of:= [.A12]/1000000" office:value-type="float" office:value="1.561723" calcext:value-type="float">
            <text:p>1.56172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01:54:16.717922879</meta:creation-date>
    <dc:date>2021-01-07T02:09:16.270038755</dc:date>
    <meta:editing-duration>PT4M49S</meta:editing-duration>
    <meta:editing-cycles>1</meta:editing-cycles>
    <meta:document-statistic meta:table-count="1" meta:cell-count="32" meta:object-count="0"/>
    <meta:generator>LibreOffice/6.4.6.2$Linux_X86_64 LibreOffice_project/40$Build-2</meta:generator>
  </office:meta>
</office:document-meta>
</file>